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Table1" style:family="table">
      <style:table-properties style:width="15.921cm" table:align="margins"/>
    </style:style>
    <style:style style:name="Table1.A" style:family="table-column">
      <style:table-column-properties style:column-width="1.99cm" style:rel-column-width="8191*"/>
    </style:style>
    <style:style style:name="Table1.H" style:family="table-column">
      <style:table-column-properties style:column-width="1.991cm" style:rel-column-width="8198*"/>
    </style:style>
    <style:style style:name="Table1.A1" style:family="table-cell">
      <style:table-cell-properties fo:padding="0.097cm" fo:border-left="0.5pt solid #000000" fo:border-right="none" fo:border-top="0.5pt solid #000000" fo:border-bottom="0.5pt solid #000000"/>
    </style:style>
    <style:style style:name="Table1.H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H2" style:family="table-cell">
      <style:table-cell-properties fo:padding="0.097cm" fo:border-left="0.5pt solid #000000" fo:border-right="0.5pt solid #000000" fo:border-top="none" fo:border-bottom="0.5pt solid #000000"/>
    </style:style>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Standard">
      <style:text-properties officeooo:paragraph-rsid="00245eb2"/>
    </style:style>
    <style:style style:name="P6" style:family="paragraph" style:parent-style-name="Standard">
      <style:text-properties officeooo:paragraph-rsid="008e6870"/>
    </style:style>
    <style:style style:name="P7" style:family="paragraph" style:parent-style-name="Table">
      <style:paragraph-properties fo:keep-with-next="always"/>
    </style:style>
    <style:style style:name="P8" style:family="paragraph" style:parent-style-name="Table_20_Contents">
      <style:text-properties officeooo:rsid="0091fdfa" officeooo:paragraph-rsid="0091fdfa"/>
    </style:style>
    <style:style style:name="P9" style:family="paragraph" style:parent-style-name="Standard">
      <style:text-properties officeooo:rsid="006624ff"/>
    </style:style>
    <style:style style:name="P10" style:family="paragraph" style:parent-style-name="Standard">
      <style:text-properties officeooo:rsid="006624ff" officeooo:paragraph-rsid="006624ff"/>
    </style:style>
    <style:style style:name="P11" style:family="paragraph" style:parent-style-name="Standard" style:master-page-name="Treti">
      <style:paragraph-properties style:page-number="auto"/>
      <style:text-properties officeooo:rsid="008c59fd" officeooo:paragraph-rsid="00895c23"/>
    </style:style>
    <style:style style:name="P12"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51397887232" text:id="ct51397887232">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Heading_20_1" text:outline-level="1">Úvod</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h text:style-name="Heading_20_1" text:outline-level="1" text:is-list-header="true"><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1"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Ekonomické a klinické výhody pro pacienty</text:h>
        <text:h text:style-name="Heading_20_3" text:outline-level="3">Inovativní přístupy k řízení chronických onemocnění v <text:span text:style-name="T4">praxi</text:span></text:h>
        <text:p text:style-name="P5">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onemocnění. Kvalitativní ukazatele, jako je míra komplikací, doba hospitalizace a <text:soft-page-break/>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Význam včasné diagnostiky v prevenci onkologických onemocnění</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Neurovědy a léčba neurodegenerativních onemocnění</text:h>
        <text:p text:style-name="Standard">Optimálně nastavená léčba minimalizuje potřebu opakovaných lékařských zásahů a zkracuje 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text:soft-page-break/>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Metodika klinických studií pro hodnocení nových léčiv</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Prevence a léčba civilizačních nemocí ve stárnoucí populaci</text:h>
        <text:h text:style-name="Heading_20_3" text:outline-level="3">Monitorování pacientů s vysokým rizikem pomocí AI</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Diagnostické testy</text:p>
        <text:p text:style-name="List_20_2"><text:soft-page-break/>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Etické aspekty využívání pokročilých technologií ve zdravotnictví</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6">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Nedostatek koordinace může vést k nedorozuměním, zbytečným prodlevám v léčbě a vyšší pracovní zátěži.</text:p>
        <text:p text:style-name="P6"/>
        <text:p text:style-name="P6"><text:soft-page-break/></text:p>
        <text:p text:style-name="P7">Table <text:sequence text:ref-name="refTable0" text:name="Table" text:formula="ooow:Table+1" style:num-format="1">1</text:sequence>: Tabulak</text:p>
        <table:table table:name="Table1" table:style-name="Table1">
          <table:table-column table:style-name="Table1.A" table:number-columns-repeated="7"/>
          <table:table-column table:style-name="Table1.H"/>
          <table:table-row>
            <table:table-cell table:style-name="Table1.A1" office:value-type="string">
              <text:p text:style-name="P8">1</text:p>
            </table:table-cell>
            <table:table-cell table:style-name="Table1.A1" office:value-type="string">
              <text:p text:style-name="P8">2</text:p>
            </table:table-cell>
            <table:table-cell table:style-name="Table1.A1" office:value-type="string">
              <text:p text:style-name="P8">3</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
        <text:p text:style-name="P6"/>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text:soft-page-break/>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Ochrana dat a bezpečnostní protokoly v digitálním zdravotnictví</text:h>
        <text:p text:style-name="Standard">Klasické farmaceutické přístupy často vedou k vedlejším účinkům, které mohou být <text:soft-page-break/>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text:soft-page-break/>Cystoskopie</text:p>
        <text:p text:style-name="Standard">Uroflowmetrie</text:p>
        <text:h text:style-name="Heading_20_1" text:outline-level="1">Závěr</text:h>
        <text:p text:style-name="P9">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51397887232"/></text:p>
        <text:p text:style-name="P10"><text:change-end text:change-id="ct51397887232"/></text:p>
        <text:p text:style-name="P10"/>
        <text:p text:style-name="P10"/>
        <text:p text:style-name="P10"/>
        <text:p text:style-name="P11">awdawdalkwd</text:p>
        <text:p text:style-name="P12"/>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5fcfd7" officeooo:paragraph-rsid="005fcfd7"/>
    </style:style>
    <style:style style:name="MP2" style:family="paragraph" style:parent-style-name="Footer">
      <style:text-properties officeooo:paragraph-rsid="009ade5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footer>
        <text:p text:style-name="Footer"/>
      </style:footer>
    </style:master-page>
    <style:master-page style:name="Druhy" style:page-layout-name="Mpm3" draw:style-name="Mdp1">
      <style:header>
        <text:p text:style-name="MP1">awdaw</text:p>
      </style:header>
      <style:header-first>
        <text:p text:style-name="MP1">awdaw</text:p>
      </style:header-first>
      <style:footer>
        <text:p text:style-name="Footer"><text:page-number text:select-page="current">11</text:page-number></text:p>
      </style:footer>
      <style:footer-first>
        <text:p text:style-name="MP2"><text:page-number text:select-page="current">10</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1">awdaw</text:p>
      </style:header>
      <style:header-first>
        <text:p text:style-name="MP1">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02T11:03:19.689342000</dc:date>
    <meta:generator>LibreOffice/25.8.3.2$MacOSX_AARCH64 LibreOffice_project/8ca8d55c161d602844f5428fa4b58097424e324e</meta:generator>
    <meta:initial-creator/>
    <meta:creation-date>2025-12-28T20:01:58.000</meta:creation-date>
    <meta:keyword/>
    <meta:editing-duration>P3DT16H3M37S</meta:editing-duration>
    <meta:editing-cycles>157</meta:editing-cycles>
    <meta:document-statistic meta:table-count="1" meta:image-count="0" meta:object-count="0" meta:page-count="15" meta:paragraph-count="97" meta:word-count="2273" meta:character-count="17765" meta:non-whitespace-character-count="15601"/>
    <meta:user-defined meta:name="Category"/>
    <meta:user-defined meta:name="Company"/>
    <meta:user-defined meta:name="IndividualWorkKey"/>
    <meta:user-defined meta:name="Manager"/>
  </office:meta>
</office:document-meta>
</file>